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c29" officeooo:paragraph-rsid="0014fc29"/>
    </style:style>
    <style:style style:name="P2" style:family="paragraph" style:parent-style-name="Standard">
      <style:text-properties officeooo:rsid="001552f5" officeooo:paragraph-rsid="001552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 1</text:p>
      <text:p text:style-name="P1">1.Document 1 parce que </text:p>
      <text:p text:style-name="P1">c=m^e%n soit</text:p>
      <text:p text:style-name="P1">(25⁵)%611 = 12</text:p>
      <text:p text:style-name="P1"/>
      <text:p text:style-name="P1">2. fonctions de hachage garantissent intégrité du document envoyé comme du message reçu</text:p>
      <text:p text:style-name="P1"/>
      <text:p text:style-name="P1">3.</text:p>
      <text:p text:style-name="P2">q=110,4</text:p>
      <text:p text:style-name="P2">r= 552-(110,4*5)=0</text:p>
      <text:p text:style-name="P2">x=1</text:p>
      <text:p text:style-name="P2">y=-110,4</text:p>
      <text:p text:style-name="P2">a=5</text:p>
      <text:p text:style-name="P2">b=0</text:p>
      <text:p text:style-name="P2">u2 = 0</text:p>
      <text:p text:style-name="P2">u1 = 1</text:p>
      <text:p text:style-name="P2">v2 = 1</text:p>
      <text:p text:style-name="P2">v1 = -110,4</text:p>
      <text:p text:style-name="P2"/>
      <text:p text:style-name="P2">d=5 u=1 v=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0:36:31.480968460</meta:creation-date>
    <meta:generator>LibreOffice/4.3.3.2$Linux_X86_64 LibreOffice_project/430m0$Build-2</meta:generator>
    <meta:editing-duration>PT39S</meta:editing-duration>
    <meta:editing-cycles>2</meta:editing-cycles>
    <dc:date>2017-12-08T10:36:55.448283401</dc:date>
    <meta:document-statistic meta:table-count="0" meta:image-count="0" meta:object-count="0" meta:page-count="1" meta:paragraph-count="17" meta:word-count="49" meta:character-count="224" meta:non-whitespace-character-count="193"/>
  </office:meta>
</office:document-meta>
</file>